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189cm" fo:margin-right="0cm" fo:margin-top="0cm" fo:margin-bottom="0.499cm" fo:text-indent="-1.201cm" style:auto-text-indent="false">
        <style:tab-stops/>
      </style:paragraph-properties>
      <style:text-properties fo:font-style="normal" fo:font-weight="bold" style:font-style-asian="normal" style:font-weight-asian="bold" style:font-style-complex="normal" style:font-weight-complex="bold"/>
    </style:style>
    <style:style style:name="P2" style:family="paragraph" style:parent-style-name="Standard">
      <style:paragraph-properties fo:margin-left="1.189cm" fo:margin-right="0cm" fo:margin-top="0cm" fo:margin-bottom="0.499cm" fo:text-indent="-1.201cm" style:auto-text-indent="false">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top="0cm" fo:margin-bottom="0.499cm"/>
    </style:style>
    <style:style style:name="P5" style:family="paragraph" style:parent-style-name="Standard">
      <style:paragraph-properties fo:margin-top="0cm" fo:margin-bottom="0.499cm"/>
      <style:text-properties fo:font-weight="bold" style:font-weight-asian="bold" style:font-weight-complex="bold"/>
    </style:style>
    <style:style style:name="P6" style:family="paragraph" style:parent-style-name="Standard">
      <style:paragraph-properties fo:margin-top="0cm" fo:margin-bottom="0.499cm"/>
      <style:text-properties fo:font-style="normal" fo:font-weight="bold" style:font-style-asian="normal" style:font-weight-asian="bold" style:font-style-complex="normal" style:font-weight-complex="bold"/>
    </style:style>
    <style:style style:name="P7" style:family="paragraph" style:parent-style-name="Standard">
      <style:paragraph-properties fo:margin-left="1.189cm" fo:margin-right="0cm" fo:margin-top="0cm" fo:margin-bottom="0.499cm" fo:text-indent="-1.201cm" style:auto-text-indent="false">
        <style:tab-stops/>
      </style:paragraph-properties>
    </style:style>
    <style:style style:name="P8" style:family="paragraph" style:parent-style-name="Standard">
      <style:paragraph-properties fo:margin-left="1.189cm" fo:margin-right="0cm" fo:margin-top="0cm" fo:margin-bottom="0.499cm" fo:text-indent="-1.201cm" style:auto-text-indent="false">
        <style:tab-stops/>
      </style:paragraph-properties>
      <style:text-properties fo:font-style="normal" fo:font-weight="bold" style:font-style-asian="normal" style:font-weight-asian="bold"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style:use-window-font-color="true"/>
    </style:style>
    <style:style style:name="T3" style:family="text">
      <style:text-properties style:use-window-font-color="true" style:font-name="Times New Roman1"/>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1"/>
    </style:style>
    <style:style style:name="T9" style:family="text">
      <style:text-properties style:font-name="Arial" fo:font-size="10pt" style:font-name-asian="Courier" style:font-size-asian="10pt" style:font-name-complex="Courier" style:font-size-complex="10pt"/>
    </style:style>
    <style:style style:name="T10" style:family="text">
      <style:text-properties style:font-name="Arial" fo:font-size="10pt" fo:font-weight="normal" style:font-size-asian="10pt" style:font-weight-asian="normal" style:font-size-complex="10pt" style:font-weight-complex="normal"/>
    </style:style>
    <style:style style:name="T11"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Arial" fo:font-size="10pt" style:font-size-asian="10pt" style:font-size-complex="10pt"/>
    </style:style>
    <style:style style:name="T15" style:family="text">
      <style:text-properties style:font-name="Arial" fo:font-size="10pt" fo:font-weight="bold" style:font-size-asian="10pt" style:font-weight-asian="bold" style:font-size-complex="10pt" style:font-weight-complex="bold"/>
    </style:style>
    <style:style style:name="T16" style:family="text">
      <style:text-properties style:text-outline="false" style:text-line-through-style="none" style:font-name="Arial" fo:font-size="10pt" fo:text-shadow="none" style:text-underline-style="none" fo:font-weight="normal" style:font-name-asian="Arial" style:font-size-asian="10pt" style:font-weight-asian="normal" style:font-name-complex="Arial" style:font-size-complex="10pt" style:font-weight-complex="normal" style:text-emphasize="none" style:text-overline-style="none" style:text-overline-color="font-color"/>
    </style:style>
    <style:style style:name="T17" style:family="text">
      <style:text-properties style:text-outline="false" style:text-line-through-style="none" style:font-name="Arial" fo:font-size="10pt" fo:text-shadow="none" style:text-underline-style="none" style:font-name-asian="Arial" style:font-size-asian="10pt" style:font-name-complex="Arial" style:font-size-complex="10pt" style:text-emphasize="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mentations 1:1-6</text:p>
      <text:p text:style-name="P2"><text:span text:style-name="T4">1:1<text:tab/>How lonely sits the city that once was full of people! How like a widow she has become, she that was great among the nations! She that was a princess among the provinces has become a vassal.<text:line-break/></text:span><text:span text:style-name="T12">CIA uaigneach a tha i 'n a suidhe, a' chathair a bha làn de dhaoine! ceannas a dh'fhàs i mar bhantraich! Ise 'bha mòr am measg nan cinneach, agus 'n a banuachdaran am measg nan dùthchan, ceannas a tha i air teachd fo chàs!</text:span><text:span text:style-name="T4"><text:line-break/></text:span><text:span text:style-name="T12">CIA </text:span><text:span text:style-name="T13">(</text:span><text:span text:style-name="T15">how, what, which, who)</text:span><text:span text:style-name="T10"> </text:span><text:span text:style-name="T12">a tha i 'n a suidhe </text:span><text:span text:style-name="T13">(seat</text:span><text:span text:style-name="T11">)</text:span><text:span text:style-name="T12">, a' chathair (</text:span><text:span text:style-name="T13">city</text:span><text:span text:style-name="T12">) a bha làn</text:span><text:span text:style-name="T13"> (full)</text:span><text:span text:style-name="T12"> de (</text:span><text:span text:style-name="T11">of) </text:span><text:span text:style-name="T12">dhaoine (</text:span><text:span text:style-name="T11">people)</text:span><text:span text:style-name="T12">! Ceannas </text:span><text:span text:style-name="T13">(rule, presidency)</text:span><text:span text:style-name="T12"> a dh'fhàs </text:span><text:span text:style-name="T13">(become, grown)</text:span><text:span text:style-name="T12"> i mar </text:span><text:span text:style-name="T13">(like) </text:span><text:span text:style-name="T12">bhantraich </text:span><text:span text:style-name="T13">(a widow)</text:span><text:span text:style-name="T12">! Ise 'bha mòr am measg </text:span><text:span text:style-name="T13">(amidst) </text:span><text:span text:style-name="T12">nan cinneach </text:span><text:span text:style-name="T13">(tribes)</text:span><text:span text:style-name="T12">, agus</text:span><text:span text:style-name="T13"> (and)</text:span><text:span text:style-name="T12"> 'n a banuachdaran </text:span><text:span text:style-name="T13">(lady) </text:span><text:span text:style-name="T12">am measg </text:span><text:span text:style-name="T13">(amidst)</text:span><text:span text:style-name="T12"> nan dùthchan </text:span><text:span text:style-name="T13">(tribes)</text:span><text:span text:style-name="T12">, ceannas a tha i air teachd </text:span><text:span text:style-name="T13">(approach)</text:span><text:span text:style-name="T12"> fo </text:span><text:span text:style-name="T13">(under)</text:span><text:span text:style-name="T12"> chàs </text:span><text:span text:style-name="T13">(difficulty)</text:span><text:span text:style-name="T12">!</text:span></text:p>
      <text:p text:style-name="P1"><text:span text:style-name="T5">1:2<text:tab/>She weeps bitterly in the night, with tears on her cheeks; among all her lovers she has no one to comfort her; all </text:span>her<text:span text:style-name="T5"> friends have dealt treacherously with her, they have become her enemies.<text:line-break/></text:span><text:span text:style-name="T10">Tha i ri gul gu geur anns an oidhche, agus a deoir air a gruaidhean; fear comh-fhurtachd air bith cha-n'eil aice am measg a h-uile luchd-gaoil; bhuin a cairdean uile gu fealltach rithe, dh'fhàs iad 'n an </text:span><text:span text:style-name="T16">nàmhaidean</text:span><text:span text:style-name="T10"> <text:s/>dhith.<text:line-break/>Tha i ri </text:span><text:span text:style-name="T14">(as)</text:span><text:span text:style-name="T10"> gul </text:span><text:span text:style-name="T14">(weeping) </text:span><text:span text:style-name="T10">gu geur </text:span><text:span text:style-name="T14">(sharp) </text:span><text:span text:style-name="T10">anns</text:span><text:span text:style-name="T14"> (in)</text:span><text:span text:style-name="T10"> an oidhche</text:span><text:span text:style-name="T14"> (the night)</text:span><text:span text:style-name="T10">, agus a deoir </text:span><text:span text:style-name="T14">(tear)</text:span><text:span text:style-name="T10"> air a gruaidhean </text:span><text:span text:style-name="T14">(cheeks)</text:span><text:span text:style-name="T10">; fear </text:span><text:span text:style-name="T14">(man)</text:span><text:span text:style-name="T10"> comh-fhurtachd </text:span><text:span text:style-name="T14">(consolation)</text:span><text:span text:style-name="T10"> air bith cha-n'eil aice am measg </text:span><text:span text:style-name="T14">(amidst)</text:span><text:span text:style-name="T10">a h-uile luchd-gaoil </text:span><text:span text:style-name="T14">(loved ones)</text:span><text:span text:style-name="T10">; bhuin a cairdean</text:span><text:span text:style-name="T14"> (friends)</text:span><text:span text:style-name="T10"> uile </text:span><text:span text:style-name="T14">(all)</text:span><text:span text:style-name="T10"> gu fealltach </text:span><text:span text:style-name="T14">(traitorous, fraudulant)</text:span><text:span text:style-name="T10"> rithe, dh'fhàs </text:span><text:span text:style-name="T14">(become)</text:span><text:span text:style-name="T10"> iad 'n an </text:span><text:span text:style-name="T16">nàmhaidean </text:span><text:span text:style-name="T17">(enemies)</text:span><text:span text:style-name="T10"> dhith.</text:span></text:p>
      <text:p text:style-name="P2"><text:span text:style-name="T4">1:3<text:tab/>Judah has gone into exile with suffering and hard servitude; she lives now among the nations, and finds no resting place; her pursuers have all overtaken her in the midst of her distress.<text:line-break/></text:span><text:span text:style-name="T12">Dh'imich ludah air falbh ann am braighdeanas; ann an an-shocair, agus ann an daorsa mhòir tha i 'chòmhnuidh am measg nan cinneach; cha-n'eil i 'faotainn suaimhneis air bith; rug a luchd-ruagaidh uile oirre eadar na cunglaichean.</text:span><text:span text:style-name="T4"><text:line-break/></text:span><text:span text:style-name="T12">Dh'imich ludah </text:span><text:span text:style-name="T13">(Judah)</text:span><text:span text:style-name="T12"> air falbh </text:span><text:span text:style-name="T13">(on away) </text:span><text:span text:style-name="T12">ann am braighdeanas; ann an an-shocair, agus ann an daorsa mhòir tha i 'chòmhnuidh am measg nan cinneach; cha-n'eil i 'faotainn suaimhneis air bith; rug a luchd-ruagaidh uile oirre eadar na cunglaichean.</text:span></text:p>
      <text:p text:style-name="P2"><text:span text:style-name="T4">1:4<text:tab/>The roads to Zion mourn, for no one comes to the festivals; all her gates are desolate, her priests groan; her young girls grieve, and her lot is bitter.<text:line-break/></text:span><text:span text:style-name="T12">Tha ròidean Shioin ri bròn, a chionn nach 'eil aon neach a' teaclid a chum na h-àrd-fhéille; tha a geatachan uile fàs; tha a sagartan ri acain; tlia a h-òighean fo leòn, agus tha i féin ann an searbhadas.</text:span><text:span text:style-name="T4"><text:line-break/></text:span><text:span text:style-name="T12">Tha ròidean Shioin ri bròn, a chionn nach 'eil aon neach a' teaclid a chum na h-àrd-fhéille; tha a geatachan uile fàs; tha a sagartan ri acain; tlia a h-òighean fo leòn, agus tha i féin ann an searbhadas.</text:span></text:p>
      <text:p text:style-name="P1"><text:span text:style-name="T5">1:5<text:tab/>Her foes have become the masters, her enemies prosper, because the LORD has made her suffer for the multitude of her transgressions; her children have gone away, captives before the foe.<text:line-break/></text:span><text:span text:style-name="T10">Is iad a h-eascairdean a tha 'n uachdar, tha a naimhdean a' soirbheachadh; oir leòn an Tighearn i air son lìonmhoireachd a lochdan ; dh'fhalbh a clann 'am braighdeanas fa chomhair an nàmhaid. </text:span><text:span text:style-name="T5"><text:line-break/></text:span><text:span text:style-name="T10">Is iad a h-eascairdean a tha 'n uachdar, tha a naimhdean a' soirbheachadh; oir leòn an Tighearn i air son lìonmhoireachd a lochdan ; dh'fhalbh a clann 'am braighdeanas fa chomhair an nàmhaid. </text:span></text:p>
      <text:p text:style-name="P2"><text:span text:style-name="T4">1:6<text:tab/>From daughter Zion has departed all her majesty. Her princes have become like stags that find no pasture; they fled without strength before the pursuer.<text:line-break/></text:span><text:span text:style-name="T12">Agus dhealaich a sgèimh uile ri nighinn Shioin; tha a prionnsachan air fàs mar fhéidh nach 'eil a' faotainn ionaltraidh; agus dh'imich iad gun neart roimh an fhearruagaidh.</text:span><text:span text:style-name="T4"><text:line-break/></text:span></text:p>
      <text:p text:style-name="P1">Lamentations 3:19-26</text:p>
      <text:p text:style-name="P4"><text:soft-page-break/>3:19 The thought of my affliction and my homelessness is wormwood and gall!<text:line-break/>Tha cuimhneachadh air m' àmhghair agus mo thruaighe, 'n a shearbhadas agus 'n a dhomblas.<text:span text:style-name="T4"><text:line-break/></text:span></text:p>
      <text:p text:style-name="P4">3:20 My soul continually thinks of it and is bowed down within me.<text:line-break/>Tha m' anam fathasd 'g an cuimhneachadh, agus air' irioslachadh an taobh a stigh dh<text:span text:style-name="T8">ì</text:span>om.<text:span text:style-name="T4"><text:line-break/></text:span></text:p>
      <text:p text:style-name="P4">3:21 But this I call to mind, and therefore I have hope:<text:line-break/>Tha mi 'gairm so a r<text:span text:style-name="T8">ì</text:span>s gu m' aire ; uime sin th.i dòchas agam.<text:span text:style-name="T4"><text:line-break/></text:span></text:p>
      <text:p text:style-name="P4">3:22 The steadfast love of the LORD never ceases, his mercies never come to an end;<text:line-break/>Is ann de thròcairibh an Tighearna nach 'eil suin air ar caitheadh, a chionn nach 'eil fàilinn air a thròcairibh.<text:span text:style-name="T4"><text:line-break/></text:span></text:p>
      <text:p text:style-name="P4">3:23 they are new every morning; great is your faithfulness.<text:line-break/>Tha iad nuadh gach aon mhaduinn, is mòr do dhàlseachd!<text:span text:style-name="T4"><text:line-break/></text:span></text:p>
      <text:p text:style-name="P4">3:24 "The LORD is my portion," says my soul, "therefore I will hope in him."<text:line-break/>Is e an Tighearn mo chuibhrionn, tha m' anam ag ràdh ; uime sin cuiridh mi mo dhòchas ann.<text:span text:style-name="T4"><text:line-break/></text:span></text:p>
      <text:p text:style-name="P4">3:25 The LORD is good to those who wait for him, to the soul that seeks him.<text:line-break/>Is maith an Tighearn dhoibhsan a dh'f eitheas air, do'n anam a dh'iarras e.<text:span text:style-name="T4"><text:line-break/></text:span></text:p>
      <text:p text:style-name="P4">3:26 It is good that one should wait quietly for the salvation of the LORD.<text:line-break/>Is maith 'bhi ann an dòchas, agus feitheamh gu fòil ri slàinte an Tighearna.<text:line-break/></text:p>
      <text:p text:style-name="P5"><text:bookmark text:name="psalm_addl_reading"/>Psalm 137</text:p>
      <text:p text:style-name="P4">137:1 By the rivers of Babylon-- there we sat down and there we wept when we remembered Zion.<text:line-break/><text:line-break/></text:p>
      <text:p text:style-name="P4">137:2 On the willows there we hung up our harps. <text:line-break/><text:line-break/></text:p>
      <text:p text:style-name="P4">137:3 For there our captors asked us for songs, and our tormentors asked for mirth, saying, "Sing us one of the songs of Zion!"<text:line-break/><text:span text:style-name="T4"><text:line-break/></text:span></text:p>
      <text:p text:style-name="P4"><text:soft-page-break/>137:4 How could we sing the Lord's song in a foreign land?<text:line-break/><text:line-break/><text:span text:style-name="T4"><text:line-break/></text:span></text:p>
      <text:p text:style-name="P4">137:5 If I forget you, O Jerusalem, let my right hand wither!<text:line-break/><text:line-break/><text:span text:style-name="T4"><text:line-break/></text:span></text:p>
      <text:p text:style-name="P4">137:6 Let my tongue cling to the roof of my mouth, if I do not remember you, if I do not set Jerusalem above my highest joy.<text:line-break/><text:line-break/><text:span text:style-name="T4"><text:line-break/></text:span></text:p>
      <text:p text:style-name="P4">137:7 Remember, O LORD, against the Edomites the day of Jerusalem's fall, how they said, "Tear it down! Tear it down! Down to its foundations!"<text:line-break/><text:line-break/><text:span text:style-name="T4"><text:line-break/></text:span></text:p>
      <text:p text:style-name="P4">137:8 O daughter Babylon, you devastator! Happy shall they be who pay you back what you have done to us!<text:line-break/><text:line-break/><text:span text:style-name="T4"><text:line-break/></text:span></text:p>
      <text:p text:style-name="P4">137:9 Happy shall they be who take your little ones and dash them against the rock!</text:p>
      <text:p text:style-name="P5"><text:bookmark text:name="hebrew_oth_reading"/>Habakkuk 1:1-4; 2:1-4</text:p>
      <text:p text:style-name="P4">1:1 The oracle that the prophet Habakkuk saw.<text:line-break/><text:line-break/><text:span text:style-name="T4"><text:line-break/></text:span></text:p>
      <text:p text:style-name="P4">1:2 O LORD, how long shall I cry for help, and you will not listen? Or cry to you "Violence!" and you will not save?<text:line-break/><text:line-break/><text:span text:style-name="T4"><text:line-break/></text:span></text:p>
      <text:p text:style-name="P4">1:3 Why do you make me see wrong-doing and look at trouble? Destruction and violence are before me; strife and contention arise.<text:line-break/><text:line-break/><text:span text:style-name="T4"><text:line-break/></text:span></text:p>
      <text:p text:style-name="P4"><text:soft-page-break/>1:4 So the law becomes slack and justice never prevails. The wicked surround the righteous-- therefore judgment comes forth perverted.<text:line-break/><text:line-break/><text:span text:style-name="T4"><text:line-break/></text:span></text:p>
      <text:p text:style-name="P4">2:1 I will stand at my watchpost, and station myself on the rampart; I will keep watch to see what he will say to me, and what he will answer concerning my complaint.<text:line-break/><text:line-break/><text:span text:style-name="T4"><text:line-break/></text:span></text:p>
      <text:p text:style-name="P4">2:2 Then the LORD answered me and said: Write the vision; make it plain on tablets, so that a runner may read it.<text:line-break/><text:line-break/><text:span text:style-name="T4"><text:line-break/></text:span></text:p>
      <text:p text:style-name="P4">2:3 For there is still a vision for the appointed time; it speaks of the end, and does not lie. If it seems to tarry, wait for it; it will surely come, it will not delay.<text:line-break/><text:line-break/><text:span text:style-name="T4"><text:line-break/></text:span></text:p>
      <text:p text:style-name="P4">2:4 Look at the proud! Their spirit is not right in them, but the righteous live by their faith.</text:p>
      <text:p text:style-name="P5"><text:bookmark text:name="psalm_oth_reading"/>Psalm 37:1-9</text:p>
      <text:p text:style-name="P4">37:1 Do not fret because of the wicked; do not be envious of wrongdoers,<text:line-break/><text:line-break/><text:span text:style-name="T4"><text:line-break/></text:span></text:p>
      <text:p text:style-name="P4">37:2 for they will soon fade like the grass, and wither like the green herb.<text:line-break/><text:line-break/><text:span text:style-name="T4"><text:line-break/></text:span></text:p>
      <text:p text:style-name="P4">37:3 Trust in the LORD, and do good; so you will live in the land, and enjoy security.<text:line-break/><text:line-break/><text:span text:style-name="T4"><text:line-break/></text:span></text:p>
      <text:p text:style-name="P4">37:4 Take delight in the LORD, and he will give you the desires of your heart.<text:line-break/><text:line-break/><text:span text:style-name="T4"><text:line-break/></text:span></text:p>
      <text:p text:style-name="P4"><text:soft-page-break/>37:5 Commit your way to the LORD; trust in him, and he will act.<text:line-break/><text:line-break/><text:span text:style-name="T4"><text:line-break/></text:span></text:p>
      <text:p text:style-name="P4">37:6 He will make your vindication shine like the light, and the justice of your cause like the noonday.<text:line-break/><text:line-break/><text:span text:style-name="T4"><text:line-break/></text:span></text:p>
      <text:p text:style-name="P4">37:7 Be still before the LORD, and wait patiently for him; do not fret over those who prosper in their way, over those who carry out evil devices.<text:line-break/><text:line-break/><text:span text:style-name="T4"><text:line-break/></text:span></text:p>
      <text:p text:style-name="P4">37:8 Refrain from anger, and forsake wrath. Do not fret--it leads only to evil.<text:line-break/><text:line-break/><text:span text:style-name="T4"><text:line-break/></text:span></text:p>
      <text:p text:style-name="P4">37:9 For the wicked shall be cut off, but those who wait for the LORD shall inherit the land.<text:line-break/><text:line-break/><text:span text:style-name="T4"><text:line-break/></text:span></text:p>
      <text:p text:style-name="P6"/>
      <text:p text:style-name="P5"><text:bookmark text:name="epistle_reading"/>2 Timothy 1:1-14</text:p>
      <text:p text:style-name="P4">1:1 Paul, an apostle of Christ Jesus by the will of God, for the sake of the promise of life that is in Christ Jesus,<text:line-break/><text:span text:style-name="T2">POL abstol losa Criosd tre thoil Dh</text:span><text:span text:style-name="T3">é, </text:span><text:span text:style-name="T2">a r</text:span><text:span text:style-name="T3">é</text:span><text:span text:style-name="T2">ir geallaidh na beatha, a tha ann an losa Criosd.</text:span><text:line-break/></text:p>
      <text:p text:style-name="P4">1:2 To Timothy, my beloved child: Grace, mercy, and peace from God the Father and Christ Jesus our Lord.<text:line-break/>Gu Timoteus mo mhac gràdhach : Gràs, tròcair, agus s<text:span text:style-name="T8">ì</text:span>th o Dhia an t-Athair, agus losa Criosd ar Tighearn. <text:line-break/></text:p>
      <text:p text:style-name="P4">1:3 I am grateful to God--whom I worship with a clear conscience, as my ancestors did--when I remember you constantly in my prayers night and day.<text:line-break/>Tha mi 'toirt buidheachais do Dhia, do'm bheil mi a' deanamh seirbhis o m' shinnsiribh le coguis ghloin, gu bheil agam cuimhne ortsa a ghnàth a là agus a dh'oidhche ann am urnuighibh;<text:line-break/><text:span text:style-name="T4"><text:line-break/></text:span></text:p>
      <text:p text:style-name="P4"><text:soft-page-break/>1:4 Recalling your tears, I long to see you so that I may be filled with joy.<text:line-break/>Air dhomh 'bhi ro thogarrach air thusa fhaicinn, a' cuimhneachadh do dheur, chum gu'm bi mi air mo l<text:span text:style-name="T8">ìo</text:span>nadh le gairdeachas;<text:line-break/><text:span text:style-name="T4"><text:line-break/></text:span></text:p>
      <text:p text:style-name="P4">1:5 I am reminded of your sincere faith, a faith that lived first in your grandmother Lois and your mother Eunice and now, I am sure, lives in you.<text:line-break/>'N uair a chuimhnicheas mi an creidimh neo-chealgach a tha annad-sa, a chòmhnuich air t<text:span text:style-name="T8">ù</text:span>s a'd' shean-mhàthair Lois, agus a'd' mhathair Eunice: agus is deimhin leam a tha annad-sa mar an ceudna.<text:line-break/><text:span text:style-name="T4"><text:line-break/></text:span></text:p>
      <text:p text:style-name="P4">1:6 For this reason I remind you to rekindle the gift of God that is within you through the laying on of my hands;<text:line-break/>Air an aobhar so tha mi 'cur 'an cuimhne dhuit, thu dh'ath-bheothachadh t<text:span text:style-name="T8">ì</text:span>odhlaic Dh<text:span text:style-name="T8">é</text:span>, a tha annad tre chur mo làmh-sa ort.<text:line-break/><text:span text:style-name="T4"><text:line-break/></text:span></text:p>
      <text:p text:style-name="P4">1:7 for God did not give us a spirit of cowardice, but rather a spirit of power and of love and of self-discipline.<text:line-break/>Oir cha d'thug Dia dhuinne spiorad na geilt; ach spiorad a' chumhachd, agus a' ghràidh, agus nà h-inntinn fhallain.<text:line-break/></text:p>
      <text:p text:style-name="P4">1:8 Do not be ashamed, then, of the testimony about our Lord or of me his prisoner, but join with me in suffering for the gospel, relying on the power of God,<text:line-break/>Uime sin na gabh-sa nàire de fhianuis ar Tighearna, no dhiom-sa a phr<text:span text:style-name="T8">ì</text:span>osanach: ach bitheadh do chuid agad a dh'àmhghar an t-soisgeil,a r<text:span text:style-name="T8">é</text:span>ir cumhachd Dh<text:span text:style-name="T8">é</text:span>;<text:line-break/><text:span text:style-name="T4"><text:line-break/></text:span></text:p>
      <text:p text:style-name="P4">1:9 who saved us and called us with a holy calling, not according to our works but according to his own purpose and grace. This grace was given to us in Christ Jesus before the ages began,<text:line-break/>A shaor sinne agus a ghairm sinn le gairm naomh, cha-n ann a r<text:span text:style-name="T8">é</text:span>ir ar n-oibre, ach a r<text:span text:style-name="T8">é</text:span>ir a r<text:span text:style-name="T8">ù</text:span>in f<text:span text:style-name="T8">é</text:span>in, agus a ghràis a thugadh dhuinne ann an losa Criosd, roimh thoiseach an t-saoghail;<text:line-break/><text:span text:style-name="T4"><text:line-break/></text:span></text:p>
      <text:p text:style-name="P4">1:10 but it has now been revealed through the appearing of our Savior Christ Jesus, who abolished death and brought life and immortality to light through the gospel.<text:line-break/><text:span text:style-name="T4">Ach a dh'fhoillsicheadh a nis troimh theachd ar Slànuighir losa Criosd, a chuir as do'n bhàs, agus a thug beatha agus neo-bhàsmhorachd chum soluis, tre an t-soisgeul;<text:line-break/></text:span></text:p>
      <text:p text:style-name="P4">1:11 For this gospel I was appointed a herald and an apostle and a teacher,<text:line-break/>Chum an d'orduicheadh mise a'm' sheaimonaiche, agus a'm' abstol, agua a'm' fhear-teagaisg nan <text:soft-page-break/>Cinneach:<text:line-break/><text:span text:style-name="T4"><text:line-break/></text:span></text:p>
      <text:p text:style-name="P4">1:12 and for this reason I suffer as I do. But I am not ashamed, for I know the one in whom I have put my trust, and I am sure that he is able to guard until that day what I have entrusted to him.<text:line-break/>An t-aobhar air son am bheil mi mar an ceudna a' fulang nan nithean so: gidheadh cha-n'eil nàire orm : oir tha fhios agam co ann a chreid mi, agus is dearbh leam gu bheil esan comasach air an ni sin a dh'earb mi ris a choimhead fa chomhair an là sin<text:line-break/><text:span text:style-name="T4"><text:line-break/></text:span></text:p>
      <text:p text:style-name="P4">1:13 Hold to the standard of sound teaching that you have heard from me, in the faith and love that are in Christ Jesus.<text:line-break/>Cum gu daingean samhladh fàriuneach nam briathar fallain, a chuala tu uam-sa, ann an creidimh agus ann an gràdh a tha ann an losa Criosd.<text:line-break/><text:span text:style-name="T4"><text:line-break/></text:span></text:p>
      <text:p text:style-name="P4">1:14 Guard the good treasure entrusted to you, with the help of the Holy Spirit living in us.<text:line-break/>Coimhid an taisgeach maith sin a dh'earbadh riut, tre an Spiorad naomh, a tha 'chòmhunidh annainn.<text:line-break/></text:p>
      <text:p text:style-name="P3"><text:bookmark text:name="gospel_reading"/>Luke 17:5-10</text:p>
      <text:p text:style-name="Verses">17:5<text:tab/><text:span text:style-name="T5">The apostles said to the Lord, "Increase our faith!"<text:line-break/></text:span><text:span text:style-name="T9">Agus thubhairt na h-abstoil ris an Tighearn, Meudaich ar creidimh.</text:span><text:span text:style-name="T6"><text:line-break/></text:span><text:span text:style-name="T7">And said the apostles to the Lord,</text:span></text:p>
      <text:p text:style-name="Verses">17:6<text:tab/>The Lord replied, "If you had faith the size of a mustard seed, you could say to this mulberry tree, 'Be uprooted and planted in the sea,' and it would obey you.<text:line-break/>Agus thubhairt an Tighearn, Nam bitheadh agaibh creidimh mar ghràinne de sh<text:span text:style-name="T8">ì</text:span>òl mustaird, theireadh sibh ris a' chraoibh Shicamin so, Bi air do sp<text:span text:style-name="T8">ì</text:span>onadh as do fhreumhan, agus bi air do shuidheachadh 's a' chuan; agus bhitheadh i <text:span text:style-name="T8">ù</text:span>mhal duibh. <text:line-break/><text:span text:style-name="T4"><text:line-break/></text:span></text:p>
      <text:p text:style-name="Verses">17:7 "Who among you would say to your slave who has just come in from plowing or tending sheep in the field, 'Come here at once and take your place at the table'?<text:line-break/><text:span text:style-name="T2">Ach cò agaibh-sa aig am bheil seirbhiseach a' treabhadh, no ri buachailleachd, a their ris, an d</text:span><text:span text:style-name="T3">é</text:span><text:span text:style-name="T2">igh dha teachd a steach o'n fhearann, Thig air ball, agus suidh s</text:span><text:span text:style-name="T3">ì</text:span><text:span text:style-name="T2">os chum b</text:span><text:span text:style-name="T3">ì</text:span><text:span text:style-name="T2">dh?</text:span><text:line-break/><text:span text:style-name="T4"><text:line-break/></text:span></text:p>
      <text:p text:style-name="Verses">17:8 Would you not rather say to him, 'Prepare supper for me, put on your apron and serve me while I eat and drink; later you may eat and drink'?<text:line-break/>Agus nach dòchadh e ràdh ris, Ulluich ni a ghabhas mise gu m' shuipeir, agus crioslaich thu f<text:span text:style-name="T8">é</text:span>in, agus fritheil domh, gus an ith agus an òl mi; agus 'n a dh<text:span text:style-name="T8">é</text:span>igh sin ithidh agus òlaidh tusa?<text:line-break/><text:span text:style-name="T4"><text:line-break/></text:span></text:p>
      <text:p text:style-name="Verses">17:9 Do you thank the slave for doing what was commanded?<text:line-break/>An toir e buidheachas do'n t-seirbhiseach sin do bhr<text:span text:style-name="T8">ì</text:span>gh gu'n d'rinn e ua nithean a dh'orduicheadh dha? cha saoil mi gu'n toir.<text:line-break/><text:soft-page-break/><text:span text:style-name="T4"><text:line-break/></text:span></text:p>
      <text:p text:style-name="Verses">17:10 So you also, when you have done all that you were ordered to do, say, 'We are worthless slaves; we have done only what we ought to have done!'" <text:line-break/>Mar sin sibhse, 'n uair a ni sibh na h-uile ni a dh'àithneadh dhuibh, abraibh, Is seirbhisich neo-tharbhach sinn : oir rinn sinn a mhàin an ni 'bu dligheach dhuinn a dheanamh.<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Marginalia" style:family="paragraph" style:parent-style-name="Text_20_body" style:class="text">
      <style:paragraph-properties fo:margin="100%" fo:margin-left="0cm" fo:margin-right="0cm" fo:margin-top="0cm" fo:margin-bottom="0cm" fo:text-indent="0cm" style:auto-text-indent="false"/>
      <style:text-properties fo:font-size="9pt" fo:font-style="italic"/>
    </style:style>
    <style:style style:name="Verses" style:family="paragraph" style:parent-style-name="Text_20_body" style:class="text">
      <style:paragraph-properties fo:margin="100%" fo:margin-left="1.251cm" fo:margin-right="0cm" fo:margin-top="0cm" fo:margin-bottom="0cm" fo:text-indent="-1.251cm" style:auto-text-indent="false">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09-15T12:50:52.50</meta:creation-date>
    <dc:date>2013-10-15T22:17:31.24</dc:date>
    <dc:creator>Pamela Mclean</dc:creator>
    <meta:editing-duration>P11DT7H31M8S</meta:editing-duration>
    <meta:editing-cycles>11</meta:editing-cycles>
    <meta:generator>OpenOffice.org/3.4.1$Win32 OpenOffice.org_project/341m1$Build-9593</meta:generator>
    <meta:document-statistic meta:table-count="0" meta:image-count="0" meta:object-count="0" meta:page-count="8" meta:paragraph-count="67" meta:word-count="2458" meta:character-count="13408"/>
  </office:meta>
</office:document-meta>
</file>